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veltica" svg:font-family="Hevel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Heveltica" officeooo:rsid="001dbb99" officeooo:paragraph-rsid="001dbb99"/>
    </style:style>
    <style:style style:name="P2" style:family="paragraph" style:parent-style-name="Standard">
      <style:text-properties style:font-name="Heveltica" officeooo:rsid="00194862" officeooo:paragraph-rsid="00194862"/>
    </style:style>
    <style:style style:name="P3" style:family="paragraph" style:parent-style-name="Standard">
      <style:text-properties style:font-name="Heveltica" officeooo:rsid="0019b93d" officeooo:paragraph-rsid="0019b93d"/>
    </style:style>
    <style:style style:name="P4" style:family="paragraph" style:parent-style-name="Standard">
      <style:text-properties officeooo:rsid="0019b93d" officeooo:paragraph-rsid="0019b93d"/>
    </style:style>
    <style:style style:name="P5" style:family="paragraph" style:parent-style-name="Standard">
      <style:text-properties officeooo:rsid="001b8a31" officeooo:paragraph-rsid="0019b93d"/>
    </style:style>
    <style:style style:name="T1" style:family="text">
      <style:text-properties officeooo:rsid="00194f15"/>
    </style:style>
    <style:style style:name="T2" style:family="text">
      <style:text-properties officeooo:rsid="0019b93d"/>
    </style:style>
    <style:style style:name="T3" style:family="text">
      <style:text-properties officeooo:rsid="001b8a31"/>
    </style:style>
    <style:style style:name="T4" style:family="text">
      <style:text-properties officeooo:rsid="001c72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o para popular o site com 8000 produtos </text:p>
      <text:p text:style-name="P1"/>
      <text:p text:style-name="P2">400 produtos</text:p>
      <text:p text:style-name="P2"><text:span text:style-name="T1">4</text:span> variações de marca</text:p>
      <text:p text:style-name="P2"><text:span text:style-name="T2">5</text:span> variações de tipo</text:p>
      <text:p text:style-name="P2"/>
      <text:p text:style-name="P2"><text:span text:style-name="T2">8000</text:span> produtos</text:p>
      <text:p text:style-name="P2"/>
      <text:p text:style-name="P3">8000 * 5 = 40 000 / 60 <text:span text:style-name="T3">= 666,6 / 8 </text:span><text:span text:style-name="T4">h</text:span><text:span text:style-name="T3"> = 83 dias</text:span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veltica" svg:font-family="Hevel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6:09:20.900000000</meta:creation-date>
    <dc:date>2025-01-27T16:44:39.862000000</dc:date>
    <meta:editing-duration>PT14M41S</meta:editing-duration>
    <meta:editing-cycles>8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6" meta:word-count="36" meta:character-count="156" meta:non-whitespace-character-count="125"/>
  </office:meta>
</office:document-meta>
</file>